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 svg:font-family="arial, sans-serif"/>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65in" fo:margin-left="-0.075in" table:align="left" style:writing-mode="lr-tb"/>
    </style:style>
    <style:style style:name="Table1.A" style:family="table-column">
      <style:table-column-properties style:column-width="4.3938in"/>
    </style:style>
    <style:style style:name="Table1.B" style:family="table-column">
      <style:table-column-properties style:column-width="2.2563in"/>
    </style:style>
    <style:style style:name="Table1.1" style:family="table-row">
      <style:table-row-properties style:keep-together="true" fo:keep-together="auto"/>
    </style:style>
    <style:style style:name="Table1.A1" style:family="table-cell">
      <style:table-cell-properties fo:background-color="#c6d9f1" fo:padding-left="0.075in" fo:padding-right="0.075in" fo:padding-top="0in" fo:padding-bottom="0in" fo:border-left="0.0069in solid #bfbfbf" fo:border-right="none" fo:border-top="0.0069in solid #bfbfbf" fo:border-bottom="none">
        <style:background-image/>
      </style:table-cell-properties>
    </style:style>
    <style:style style:name="Table1.A2" style:family="table-cell">
      <style:table-cell-properties fo:padding-left="0.075in" fo:padding-right="0.075in" fo:padding-top="0in" fo:padding-bottom="0in" fo:border-left="0.0069in solid #bfbfbf" fo:border-right="none" fo:border-top="0.0069in solid #bfbfbf" fo:border-bottom="0.0069in solid #bfbfbf"/>
    </style:style>
    <style:style style:name="Table1.B2" style:family="table-cell">
      <style:table-cell-properties fo:padding-left="0.075in" fo:padding-right="0.075in" fo:padding-top="0in" fo:padding-bottom="0in" fo:border-left="none" fo:border-right="0.0069in solid #bfbfbf" fo:border-top="0.0069in solid #bfbfbf" fo:border-bottom="0.0069in solid #bfbfbf"/>
    </style:style>
    <style:style style:name="Table2" style:family="table">
      <style:table-properties style:width="6.65in" fo:margin-left="-0.075in" table:align="left" style:writing-mode="lr-tb"/>
    </style:style>
    <style:style style:name="Table2.A" style:family="table-column">
      <style:table-column-properties style:column-width="6.65in"/>
    </style:style>
    <style:style style:name="Table2.1" style:family="table-row">
      <style:table-row-properties style:keep-together="true" fo:keep-together="auto"/>
    </style:style>
    <style:style style:name="Table2.A1" style:family="table-cell">
      <style:table-cell-properties fo:background-color="#c6d9f1" fo:padding-left="0.075in" fo:padding-right="0.075in" fo:padding-top="0in" fo:padding-bottom="0in" fo:border="0.0069in solid #bfbfbf">
        <style:background-image/>
      </style:table-cell-properties>
    </style:style>
    <style:style style:name="Table2.A2" style:family="table-cell">
      <style:table-cell-properties fo:padding-left="0.075in" fo:padding-right="0.075in" fo:padding-top="0in" fo:padding-bottom="0in" fo:border="0.0069in solid #bfbfbf"/>
    </style:style>
    <style:style style:name="Table3" style:family="table">
      <style:table-properties style:width="6.65in" fo:margin-left="-0.075in" table:align="left" style:writing-mode="lr-tb"/>
    </style:style>
    <style:style style:name="Table3.A" style:family="table-column">
      <style:table-column-properties style:column-width="6.65in"/>
    </style:style>
    <style:style style:name="Table3.1" style:family="table-row">
      <style:table-row-properties style:keep-together="true" fo:keep-together="auto"/>
    </style:style>
    <style:style style:name="Table3.A1" style:family="table-cell">
      <style:table-cell-properties fo:background-color="#c6d9f1" fo:padding-left="0.075in" fo:padding-right="0.075in" fo:padding-top="0in" fo:padding-bottom="0in" fo:border="0.0069in solid #bfbfbf">
        <style:background-image/>
      </style:table-cell-properties>
    </style:style>
    <style:style style:name="Table3.A2" style:family="table-cell">
      <style:table-cell-properties fo:padding-left="0.075in" fo:padding-right="0.075in" fo:padding-top="0in" fo:padding-bottom="0in" fo:border="0.0069in solid #bfbfbf"/>
    </style:style>
    <style:style style:name="P1" style:family="paragraph" style:parent-style-name="Header" style:master-page-name="">
      <style:paragraph-properties fo:text-align="end" style:justify-single-word="false" style:page-number="auto" fo:padding-left="0in" fo:padding-right="0in" fo:padding-top="0in" fo:padding-bottom="0.0138in" fo:border-left="none" fo:border-right="none" fo:border-top="none" fo:border-bottom="0.0071in solid #d9d9d9"/>
    </style:style>
    <style:style style:name="P2" style:family="paragraph" style:parent-style-name="Header" style:master-page-name="">
      <style:paragraph-properties style:page-number="auto"/>
    </style:style>
    <style:style style:name="P3" style:family="paragraph" style:parent-style-name="Footer" style:master-page-name="">
      <style:paragraph-properties style:page-number="auto"/>
    </style:style>
    <style:style style:name="P4" style:family="paragraph" style:parent-style-name="Standard">
      <style:paragraph-properties fo:text-align="center" style:justify-single-word="false"/>
      <style:text-properties fo:font-size="12pt" style:font-size-asian="12pt"/>
    </style:style>
    <style:style style:name="P5" style:family="paragraph" style:parent-style-name="Standard">
      <style:paragraph-properties fo:text-align="justify" style:justify-single-word="false"/>
      <style:text-properties fo:font-size="12pt" style:font-size-asian="12pt"/>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paragraph-properties fo:text-align="center" style:justify-single-word="false"/>
      <style:text-properties fo:font-size="12pt" style:text-underline-style="none" style:font-size-asian="12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ab-stops>
          <style:tab-stop style:position="1.3126in"/>
          <style:tab-stop style:position="1.5in"/>
        </style:tab-stops>
      </style:paragraph-properties>
    </style:style>
    <style:style style:name="P10" style:family="paragraph" style:parent-style-name="Standard">
      <style:paragraph-properties fo:margin-left="0in" fo:margin-right="0in" fo:text-align="justify" style:justify-single-word="false" fo:text-indent="0.5in" style:auto-text-indent="false"/>
      <style:text-properties fo:font-size="12pt" style:font-size-asian="12pt"/>
    </style:style>
    <style:style style:name="P11" style:family="paragraph" style:parent-style-name="Standard" style:master-page-name="Standard">
      <style:paragraph-properties fo:text-align="center" style:justify-single-word="false" style:page-number="auto"/>
      <style:text-properties fo:font-size="18pt" fo:font-weight="bold" style:font-size-asian="18pt" style:font-weight-asian="bold"/>
    </style:style>
    <style:style style:name="P12" style:family="paragraph" style:parent-style-name="Standard">
      <style:paragraph-properties fo:text-align="justify" style:justify-single-word="false"/>
      <style:text-properties fo:font-size="12pt" style:font-size-asian="12pt"/>
    </style:style>
    <style:style style:name="P13" style:family="paragraph" style:parent-style-name="Standard">
      <style:paragraph-properties fo:text-align="justify" style:justify-single-word="false" fo:break-before="page"/>
      <style:text-properties fo:font-size="12pt" style:font-size-asian="12pt"/>
    </style:style>
    <style:style style:name="P14" style:family="paragraph" style:parent-style-name="List_20_Paragraph" style:list-style-name="WWNum1">
      <style:paragraph-properties fo:text-align="justify" style:justify-single-word="false"/>
      <style:text-properties fo:font-size="12pt" style:font-size-asian="12pt"/>
    </style:style>
    <style:style style:name="P15" style:family="paragraph" style:parent-style-name="List_20_Paragraph" style:list-style-name="WWNum2">
      <style:paragraph-properties fo:margin-left="0.3752in" fo:margin-right="0in" fo:text-align="justify" style:justify-single-word="false" fo:text-indent="-0.3752in" style:auto-text-indent="false"/>
      <style:text-properties fo:font-size="12pt" style:font-size-asian="12pt"/>
    </style:style>
    <style:style style:name="P16" style:family="paragraph" style:parent-style-name="List_20_Paragraph" style:list-style-name="WWNum2">
      <style:paragraph-properties fo:margin-left="0.3752in" fo:margin-right="0in" fo:text-align="start" style:justify-single-word="false" fo:text-indent="-0.3752in" style:auto-text-indent="false"/>
      <style:text-properties fo:font-size="12pt" style:font-size-asian="12pt"/>
    </style:style>
    <style:style style:name="P17" style:family="paragraph" style:parent-style-name="List_20_Paragraph" style:list-style-name="WWNum2">
      <style:paragraph-properties fo:margin-left="0in" fo:margin-right="0in" fo:text-align="justify" style:justify-single-word="false" fo:text-indent="0in" style:auto-text-indent="false"/>
      <style:text-properties fo:font-size="12pt" style:font-size-asian="12pt"/>
    </style:style>
    <style:style style:name="P18" style:family="paragraph" style:parent-style-name="List_20_Paragraph" style:list-style-name="WWNum1">
      <style:paragraph-properties fo:margin-left="0.9846in" fo:margin-right="0in" fo:text-align="justify" style:justify-single-word="false" fo:text-indent="-0.25in" style:auto-text-indent="false"/>
      <style:text-properties fo:font-size="12pt" style:font-size-asian="12pt"/>
    </style:style>
    <style:style style:name="P19" style:family="paragraph" style:parent-style-name="List_20_Paragraph" style:list-style-name="WWNum1">
      <style:paragraph-properties fo:margin-left="0.4925in" fo:margin-right="0in" fo:text-align="justify" style:justify-single-word="false" fo:text-indent="-0.25in" style:auto-text-indent="false"/>
      <style:text-properties fo:font-size="12pt" style:font-size-asian="12pt"/>
    </style:style>
    <style:style style:name="P20" style:family="paragraph" style:parent-style-name="Header" style:master-page-name="">
      <style:paragraph-properties fo:text-align="end" style:justify-single-word="false" style:page-number="auto" fo:padding-left="0in" fo:padding-right="0in" fo:padding-top="0in" fo:padding-bottom="0.0138in" fo:border-left="none" fo:border-right="none" fo:border-top="none" fo:border-bottom="0.0071in solid #d9d9d9"/>
    </style:style>
    <style:style style:name="P21" style:family="paragraph" style:parent-style-name="Footer" style:master-page-name="">
      <style:paragraph-properties style:page-number="auto"/>
      <style:text-properties fo:font-size="10pt" style:font-size-asian="10pt"/>
    </style:style>
    <style:style style:name="T1" style:family="text">
      <style:text-properties fo:color="#808080" fo:letter-spacing="0.0417in"/>
    </style:style>
    <style:style style:name="T2" style:family="text">
      <style:text-properties fo:font-size="10pt" style:font-size-asian="10pt"/>
    </style:style>
    <style:style style:name="T3" style:family="text">
      <style:text-properties fo:font-weight="bold" style:font-weight-asian="bold"/>
    </style:style>
    <style:style style:name="T4" style:family="text">
      <style:text-properties fo:font-weight="bold" fo:background-color="#ffff00" style:font-weight-asian="bold"/>
    </style:style>
    <style:style style:name="T5" style:family="text">
      <style:text-properties fo:font-size="11pt" fo:font-style="italic" fo:font-weight="bold" style:font-size-asian="11pt" style:font-style-asian="italic" style:font-weight-asian="bold"/>
    </style:style>
    <style:style style:name="T6"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USTOMER ACCEPTANCE FORM</text:p>
      <text:p text:style-name="P4"/>
      <table:table table:name="Table1" table:style-name="Table1">
        <table:table-column table:style-name="Table1.A"/>
        <table:table-column table:style-name="Table1.B"/>
        <table:table-row table:style-name="Table1.1">
          <table:table-cell table:style-name="Table1.A1" table:number-columns-spanned="2" office:value-type="string">
            <text:p text:style-name="P9"><text:span text:style-name="T3">PROJECT NAME<text:tab/>: <text:tab/></text:span><text:span text:style-name="T4">C &amp; L Integrated Lending System</text:span></text:p>
            <text:p text:style-name="P9"><text:span text:style-name="T3">PRINCIPAL<text:tab/>:<text:tab/></text:span>Capital and Leverage Finance Corporation</text:p>
            <text:p text:style-name="P9"><text:span text:style-name="T3">CONTRACTOR<text:tab/>:<text:tab/></text:span>Rameses Systems, Inc.</text:p>
          </table:table-cell>
          <table:covered-table-cell/>
        </table:table-row>
        <table:table-row table:style-name="Table1.1">
          <table:table-cell table:style-name="Table1.A2" office:value-type="string">
            <text:p text:style-name="P5"/>
            <text:p text:style-name="P6">Description</text:p>
            <text:p text:style-name="P5"/>
            <text:p text:style-name="P5">The following codes, patches, components, proofs of concept, test cases have been submitted by the Contractor and duly accepted by the Principal in partial fulfilment of the terms of the service contract:</text:p>
            <text:p text:style-name="P5"/>
            <text:list xml:id="list29702806" text:style-name="WWNum2">
              <text:list-item>
                <text:p text:style-name="P15">Patch 24 – Setup Git repository for source codes and version updates which is hosted in CLFC Main Office</text:p>
              </text:list-item>
            </text:list>
            <text:p text:style-name="P5"/>
            <text:list xml:id="list30267750" text:continue-numbering="true" text:style-name="WWNum2">
              <text:list-item>
                <text:p text:style-name="P15">Patch 25 <text:s/>- Updated the Server Core libraries, Shared Services and Platform Modules</text:p>
              </text:list-item>
            </text:list>
            <text:p text:style-name="P5"/>
            <text:list xml:id="list30265240" text:continue-numbering="true" text:style-name="WWNum2">
              <text:list-item>
                <text:p text:style-name="P15">Patch 26 <text:s/>- Bug fixed on rebuild Collection Sheet facility</text:p>
              </text:list-item>
            </text:list>
            <text:p text:style-name="P5"/>
            <text:list xml:id="list30273044" text:continue-numbering="true" text:style-name="WWNum2">
              <text:list-item>
                <text:p text:style-name="P15">Patch 27 – Bug fixed on capturing Loan Ledger. Updated the Entity Service, Loan App Capture Renew facility and Platform Modules</text:p>
              </text:list-item>
            </text:list>
            <text:p text:style-name="P5"/>
            <text:list xml:id="list30280603" text:continue-numbering="true" text:style-name="WWNum2">
              <text:list-item>
                <text:p text:style-name="P15">Patch 28 – Updated the Loan App Services</text:p>
                <text:p text:style-name="P15"/>
              </text:list-item>
              <text:list-item>
                <text:p text:style-name="P16">Patch 29 – Updated the DataMgmt Services, Admin Support Services and Platform Modules <text:s text:c="2"/></text:p>
                <text:p text:style-name="P15"/>
              </text:list-item>
              <text:list-item>
                <text:p text:style-name="P15">Patch 30 - Bug fixed on capturing ledgers</text:p>
                <text:p text:style-name="P15"/>
              </text:list-item>
              <text:list-item>
                <text:p text:style-name="P16">Patch 31 - Updated the Mobile Tracker Services</text:p>
                <text:p text:style-name="P15"/>
              </text:list-item>
              <text:list-item>
                <text:p text:style-name="P16">Patch 32 - Updated the Loan Ledger Service</text:p>
                <text:p text:style-name="P15"/>
              </text:list-item>
              <text:list-item>
                <text:p text:style-name="P15">Patch 33 - Bug fixed on Loan Ledger Service</text:p>
                <text:p text:style-name="P15"/>
              </text:list-item>
              <text:list-item>
                <text:p text:style-name="P15">Patch 34 - Bug fixed on Mobile Posting Service</text:p>
                <text:p text:style-name="P15"/>
              </text:list-item>
              <text:list-item>
                <text:p text:style-name="P15">Patch 35 - Updated the Mobile Tracker Services</text:p>
                <text:p text:style-name="P15"/>
              </text:list-item>
              <text:list-item>
                <text:p text:style-name="P15"><text:soft-page-break/>Patch 36 - Updated the Customer Service, DataMgmt Services, Loan Services, Report Services, Treasury Services and Platform Modules</text:p>
                <text:p text:style-name="P15"/>
              </text:list-item>
              <text:list-item>
                <text:p text:style-name="P15">Patch 37 - Updated the Mobile Tracker Service, Mobile Billing Service, Web Mobile Tracker and Entity Services</text:p>
                <text:p text:style-name="P15"/>
              </text:list-item>
              <text:list-item>
                <text:p text:style-name="P15">Patch 38 - Bug fixed on Loan Ledger preview and Change Loan App facility. Updated the Admin Services and Android Modules.</text:p>
                <text:p text:style-name="P15"/>
              </text:list-item>
              <text:list-item>
                <text:p text:style-name="P15">Patch 39 - Updated the Web Mobile Tracker facility and Android Modules.</text:p>
                <text:p text:style-name="P15"/>
              </text:list-item>
              <text:list-item>
                <text:p text:style-name="P15">Patch 40 - Updated the Loan Services, Report Services, Treasury Services, and Web Mobile Tracker facility.</text:p>
                <text:p text:style-name="P15"/>
              </text:list-item>
              <text:list-item>
                <text:p text:style-name="P15">Patch 41 - Updated the FieldCollection Service, Capture Payment Service and Web Mobile Tracker facility.</text:p>
                <text:p text:style-name="P15"/>
              </text:list-item>
              <text:list-item>
                <text:p text:style-name="P15">Patch 42 - Updated the OnlineCollection Service, Deposit Service, Mobile Services and Web Mobile Tracker facility.</text:p>
                <text:p text:style-name="P15"/>
              </text:list-item>
              <text:list-item>
                <text:p text:style-name="P15">Patch 43 - Updated the Web and Platform Modules</text:p>
                <text:p text:style-name="P15"/>
              </text:list-item>
              <text:list-item>
                <text:p text:style-name="P15">Patch 44 - Updated the FieldCollection Service and Android Modules </text:p>
                <text:p text:style-name="P15"/>
                <text:p text:style-name="P17"/>
              </text:list-item>
              <text:list-item>
                <text:p text:style-name="P15">New Features deployed:</text:p>
              </text:list-item>
            </text:list>
            <text:list xml:id="list29730765" text:style-name="WWNum1">
              <text:list-item>
                <text:p text:style-name="P14">Manage Exemptions</text:p>
              </text:list-item>
              <text:list-item>
                <text:p text:style-name="P14">Manage Exemption Types</text:p>
              </text:list-item>
              <text:list-item>
                <text:p text:style-name="P14">Manage Notes</text:p>
              </text:list-item>
              <text:list-item>
                <text:p text:style-name="P14">Manage Banks</text:p>
              </text:list-item>
              <text:list-item>
                <text:p text:style-name="P14">Manage Passbook Accounts</text:p>
              </text:list-item>
              <text:list-item>
                <text:p text:style-name="P14">Manage Check Payments</text:p>
              </text:list-item>
              <text:list-item>
                <text:p text:style-name="P14">Manage Request Funds</text:p>
              </text:list-item>
              <text:list-item>
                <text:p text:style-name="P14">Manage Branch Funds</text:p>
              </text:list-item>
              <text:list-item>
                <text:p text:style-name="P14">Manage Deposit Slips</text:p>
              </text:list-item>
              <text:list-item>
                <text:p text:style-name="P14">Manage Deposits (Vault and Bank)</text:p>
              </text:list-item>
              <text:list-item>
                <text:p text:style-name="P14">Manage Tellers</text:p>
              </text:list-item>
              <text:list-item>
                <text:p text:style-name="P14">Manage Shortages</text:p>
              </text:list-item>
              <text:list-item>
                <text:p text:style-name="P14"><text:soft-page-break/>Manage Overages</text:p>
              </text:list-item>
              <text:list-item>
                <text:p text:style-name="P14">Send Back Transaction </text:p>
              </text:list-item>
              <text:list-item>
                <text:p text:style-name="P14">Special Collection</text:p>
              </text:list-item>
              <text:list-item>
                <text:p text:style-name="P14">Check-out Deposit Slip Transaction</text:p>
              </text:list-item>
              <text:list-item>
                <text:p text:style-name="P14">AdminSupport</text:p>
              </text:list-item>
              <text:list-item>
                <text:p text:style-name="P18">Update Cash Breakdown</text:p>
              </text:list-item>
              <text:list-item>
                <text:p text:style-name="P18">Close Ledger</text:p>
              </text:list-item>
              <text:list-item>
                <text:p text:style-name="P18">Transfer Route</text:p>
              </text:list-item>
              <text:list-item>
                <text:p text:style-name="P18">Payment Transfer</text:p>
              </text:list-item>
              <text:list-item>
                <text:p text:style-name="P19">Reports</text:p>
              </text:list-item>
              <text:list-item>
                <text:p text:style-name="P18">CBS Summary Report</text:p>
              </text:list-item>
              <text:list-item>
                <text:p text:style-name="P18">CBS Detail Summary Report</text:p>
              </text:list-item>
              <text:list-item>
                <text:p text:style-name="P18">Daily Collection Report</text:p>
              </text:list-item>
              <text:list-item>
                <text:p text:style-name="P18">Vault Deposit Report</text:p>
              </text:list-item>
              <text:list-item>
                <text:p text:style-name="P18">Vault Deposit Summary Report</text:p>
              </text:list-item>
              <text:list-item>
                <text:p text:style-name="P18">Shortage Summary Report</text:p>
              </text:list-item>
              <text:list-item>
                <text:p text:style-name="P18">Shortage Detail Report</text:p>
              </text:list-item>
              <text:list-item>
                <text:p text:style-name="P18">Overage Summary Report</text:p>
              </text:list-item>
              <text:list-item>
                <text:p text:style-name="P18">Overage Detail Summary Report</text:p>
              </text:list-item>
              <text:list-item>
                <text:p text:style-name="P18">Collection Summary Report</text:p>
              </text:list-item>
              <text:list-item>
                <text:p text:style-name="P18">Branch Fund Report</text:p>
              </text:list-item>
            </text:list>
            <text:p text:style-name="P5"/>
          </table:table-cell>
          <table:table-cell table:style-name="Table1.B2" office:value-type="string">
            <text:p text:style-name="P4"/>
            <text:p text:style-name="P6">Date Accepted</text:p>
            <text:p text:style-name="P7"/>
            <text:p text:style-name="P7"/>
            <text:p text:style-name="P7"/>
            <text:p text:style-name="P7"/>
            <text:p text:style-name="P7"/>
            <text:p text:style-name="P7"/>
            <text:p text:style-name="P7">___<text:span text:style-name="T6">2014-Apr-15</text:span>___</text:p>
            <text:p text:style-name="P7"/>
            <text:p text:style-name="P7"/>
            <text:p text:style-name="P7">___<text:span text:style-name="T6">2014-Apr-29</text:span>___</text:p>
            <text:p text:style-name="P7"/>
            <text:p text:style-name="P7"/>
            <text:p text:style-name="P7">___<text:span text:style-name="T6">2014-Apr-30</text:span>___</text:p>
            <text:p text:style-name="P7"/>
            <text:p text:style-name="P7">___<text:span text:style-name="T6">2014-May-02</text:span>___</text:p>
            <text:p text:style-name="P7"/>
            <text:p text:style-name="P7"/>
            <text:p text:style-name="P7"/>
            <text:p text:style-name="P7">___<text:span text:style-name="T6">2014-May-03</text:span>___</text:p>
            <text:p text:style-name="P7"/>
            <text:p text:style-name="P7">___<text:span text:style-name="T6">2014-May-06</text:span>___</text:p>
            <text:p text:style-name="P7"/>
            <text:p text:style-name="P7"/>
            <text:p text:style-name="P7">___<text:span text:style-name="T6">2014-May-07</text:span>___</text:p>
            <text:p text:style-name="P7"/>
            <text:p text:style-name="P7">___<text:span text:style-name="T6">2014-May-10</text:span>___</text:p>
            <text:p text:style-name="P7"/>
            <text:p text:style-name="P7">___<text:span text:style-name="T6">2014-May-11</text:span>___</text:p>
            <text:p text:style-name="P7"/>
            <text:p text:style-name="P7">___<text:span text:style-name="T6">2014-May-13</text:span>___</text:p>
            <text:p text:style-name="P7"/>
            <text:p text:style-name="P7">___<text:span text:style-name="T6">2014-May-29</text:span>___</text:p>
            <text:p text:style-name="P7"/>
            <text:p text:style-name="P7">___<text:span text:style-name="T6">2014-Jun-04</text:span>___</text:p>
            <text:p text:style-name="P7"/>
            <text:p text:style-name="P7"><text:soft-page-break/>___<text:span text:style-name="T6">2014-Jul-03</text:span>___</text:p>
            <text:p text:style-name="P7"/>
            <text:p text:style-name="P7"/>
            <text:p text:style-name="P7"/>
            <text:p text:style-name="P7">___<text:span text:style-name="T6">2014-Jul-04</text:span>___</text:p>
            <text:p text:style-name="P7"/>
            <text:p text:style-name="P7"/>
            <text:p text:style-name="P7">___<text:span text:style-name="T6">2014-Jul-05</text:span>___</text:p>
            <text:p text:style-name="P7"/>
            <text:p text:style-name="P7"/>
            <text:p text:style-name="P7"/>
            <text:p text:style-name="P7">___<text:span text:style-name="T6">2014-Jul-07</text:span>___</text:p>
            <text:p text:style-name="P7"/>
            <text:p text:style-name="P7"/>
            <text:p text:style-name="P7">___<text:span text:style-name="T6">2014-Jul-11</text:span>___</text:p>
            <text:p text:style-name="P7"/>
            <text:p text:style-name="P7"/>
            <text:p text:style-name="P7">___<text:span text:style-name="T6">2014-Jul-12</text:span>___</text:p>
            <text:p text:style-name="P7"/>
            <text:p text:style-name="P7"/>
            <text:p text:style-name="P7">___<text:span text:style-name="T6">2014-Jul-14</text:span>___</text:p>
            <text:p text:style-name="P7"/>
            <text:p text:style-name="P7"/>
            <text:p text:style-name="P7">___<text:span text:style-name="T6">2014-Jul-17</text:span>___</text:p>
            <text:p text:style-name="P7"/>
            <text:p text:style-name="P7">___<text:span text:style-name="T6">2014-Jul-24</text:span>___</text:p>
            <text:p text:style-name="P7"/>
            <text:p text:style-name="P7"/>
          </table:table-cell>
        </table:table-row>
      </table:table>
      <text:p text:style-name="P5"/>
      <text:p text:style-name="P13"/>
      <table:table table:name="Table2" table:style-name="Table2">
        <table:table-column table:style-name="Table2.A"/>
        <table:table-row table:style-name="Table2.1">
          <table:table-cell table:style-name="Table2.A1" office:value-type="string">
            <text:p text:style-name="P9"><text:span text:style-name="T3">Principal’s comment, if any: </text:span><text:span text:style-name="T5">(use separate sheet if space below is insufficient)</text:span></text:p>
          </table:table-cell>
        </table:table-row>
        <table:table-row table:style-name="Table2.1">
          <table:table-cell table:style-name="Table2.A2" office:value-type="string">
            <text:p text:style-name="P5"/>
            <text:p text:style-name="P5"/>
            <text:p text:style-name="P5"/>
            <text:p text:style-name="P5"/>
            <text:p text:style-name="P5"/>
            <text:p text:style-name="P5"/>
            <text:p text:style-name="P5"/>
            <text:p text:style-name="P5"/>
            <text:p text:style-name="P5"/>
            <text:p text:style-name="P5"/>
            <text:p text:style-name="P5"/>
            <text:p text:style-name="P5"/>
          </table:table-cell>
        </table:table-row>
      </table:table>
      <text:p text:style-name="P5"/>
      <text:p text:style-name="P5"/>
      <table:table table:name="Table3" table:style-name="Table3">
        <table:table-column table:style-name="Table3.A"/>
        <table:table-row table:style-name="Table3.1">
          <table:table-cell table:style-name="Table3.A1" office:value-type="string">
            <text:p text:style-name="P9"><text:span text:style-name="T3">Contractor’s response, if any: </text:span><text:span text:style-name="T5">(use separate sheet if space below is insufficient)</text:span></text:p>
          </table:table-cell>
        </table:table-row>
        <table:table-row table:style-name="Table3.1">
          <table:table-cell table:style-name="Table3.A2" office:value-type="string">
            <text:p text:style-name="P5"/>
            <text:p text:style-name="P10"/>
            <text:p text:style-name="P5"/>
            <text:p text:style-name="P5"/>
            <text:p text:style-name="P5"/>
            <text:p text:style-name="P5"/>
            <text:p text:style-name="P5"/>
            <text:p text:style-name="P5"/>
            <text:p text:style-name="P5"/>
            <text:p text:style-name="P5"/>
            <text:p text:style-name="P5"/>
            <text:p text:style-name="P5"/>
          </table:table-cell>
        </table:table-row>
      </table:table>
      <text:p text:style-name="P5"/>
      <text:p text:style-name="P10">By affixing my signature, I hereby manifest and attest that I am duly authorized by the Principal to accept the foregoing items and that my acceptance thereof, subject to my reservations if any, is binding upon the Principal in all respects in accordance with the service contract with the Contractor.</text:p>
      <text:p text:style-name="P5"><text:tab/><text:tab/><text:tab/><text:tab/><text:tab/><text:tab/><text:tab/>Conforme:</text:p>
      <text:p text:style-name="P5"/>
      <text:p text:style-name="P5"><text:s text:c="7"/>________________________________<text:tab/><text:tab/>________________________________</text:p>
      <text:p text:style-name="P8"><text:s text:c="14"/>Principal / Representative<text:tab/><text:tab/> <text:s text:c="4"/>Contractor / Representa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 svg:font-family="arial, sans-serif"/>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PH" style:letter-kerning="true" style:font-size-asian="14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4pt" fo:language="en" fo:country="PH" style:letter-kerning="true" style:font-name-asian="SimSun" style:font-size-asian="14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ourier New1"/>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text-align="end" style:justify-single-word="false" style:page-number="auto" fo:padding-left="0in" fo:padding-right="0in" fo:padding-top="0in" fo:padding-bottom="0.0138in" fo:border-left="none" fo:border-right="none" fo:border-top="none" fo:border-bottom="0.0071in solid #d9d9d9"/>
    </style:style>
    <style:style style:name="MP2" style:family="paragraph" style:parent-style-name="Footer" style:master-page-name="">
      <style:paragraph-properties style:page-number="auto"/>
    </style:style>
    <style:style style:name="MP3" style:family="paragraph" style:parent-style-name="Footer" style:master-page-name="">
      <style:paragraph-properties style:page-number="auto"/>
      <style:text-properties fo:font-size="10pt" style:font-size-asian="10pt"/>
    </style:style>
    <style:style style:name="MP4" style:family="paragraph" style:parent-style-name="Header" style:master-page-name="">
      <style:paragraph-properties style:page-number="auto"/>
    </style:style>
    <style:style style:name="MT1" style:family="text">
      <style:text-properties fo:color="#808080" fo:letter-spacing="0.0417in"/>
    </style:style>
    <style:style style:name="MT2" style:family="text">
      <style:text-properties fo:font-size="10pt" style:font-size-asian="10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6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text:span text:style-name="MT1">Page</text:span> | <text:page-number text:select-page="current">3</text:page-number></text:p>
        <text:p text:style-name="Header"/>
      </style:header>
      <style:header-left>
        <text:p text:style-name="MP1"><text:span text:style-name="MT1">Page</text:span> | <text:page-number text:select-page="current">3</text:page-number></text:p>
      </style:header-left>
      <style:footer>
        <text:p text:style-name="MP2"><text:span text:style-name="MT2">Customer </text:span><text:bookmark text:name="_GoBack"/><text:span text:style-name="MT2">Acceptance Form</text:span></text:p>
      </style:footer>
      <style:footer-left>
        <text:p text:style-name="MP3">Customer <text:bookmark text:name="_GoBack1"/>Acceptance Form</text:p>
      </style:footer-left>
    </style:master-page>
    <style:master-page style:name="Converted1" style:page-layout-name="Mpm2"/>
    <style:master-page style:name="Converted2" style:page-layout-name="Mpm3"/>
    <style:master-page style:name="Converted3" style:page-layout-name="Mpm2"/>
    <style:master-page style:name="Converted4" style:page-layout-name="Mpm3"/>
    <style:master-page style:name="Converted5" style:page-layout-name="Mpm2"/>
    <style:master-page style:name="Converted6" style:page-layout-name="Mpm3"/>
    <style:master-page style:name="Converted7" style:page-layout-name="Mpm2"/>
    <style:master-page style:name="Converted8" style:page-layout-name="Mpm3"/>
    <style:master-page style:name="First_20_Page" style:display-name="First Page" style:page-layout-name="Mpm4" style:next-style-name="Standard">
      <style:header>
        <text:p text:style-name="MP4"/>
      </style:header>
      <style:footer>
        <text:p text:style-name="MP2"/>
      </style:footer>
    </style:master-page>
    <style:master-page style:name="Converted9" style:page-layout-name="Mpm2"/>
    <style:master-page style:name="Converted10" style:page-layout-name="Mpm3"/>
    <style:master-page style:name="Converted11" style:page-layout-name="Mpm2"/>
    <style:master-page style:name="Converted1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rri</meta:initial-creator>
    <dc:creator>worgie flores</dc:creator>
    <meta:editing-cycles>68</meta:editing-cycles>
    <meta:creation-date>2014-04-15T08:17:00</meta:creation-date>
    <dc:date>2014-07-25T10:11:06.21</dc:date>
    <meta:editing-duration>PT01H41M32S</meta:editing-duration>
    <meta:generator>OpenOffice.org/3.2$Win32 OpenOffice.org_project/320m18$Build-9502</meta:generator>
    <meta:document-statistic meta:table-count="3" meta:image-count="0" meta:object-count="0" meta:page-count="4" meta:paragraph-count="93" meta:word-count="592" meta:character-count="3830"/>
    <meta:template xlink:type="simple" xlink:actuate="onRequest" xlink:title="Normal.dotm" xlink:href=""/>
  </office:meta>
</office:document-meta>
</file>